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ndrea</text:p>
      <text:p text:style-name="P1"><text:tab/>- Correzioni components view</text:p>
      <text:p text:style-name="P1"><text:tab/>- Tradurre i moduli</text:p>
      <text:p text:style-name="P1"><text:tab/>- Sequence d.</text:p>
      <text:p text:style-name="P1"><text:tab/>- Style</text:p>
      <text:p text:style-name="P1"><text:tab/>- Estensibilità</text:p>
      <text:p text:style-name="P1"><text:tab/>- Tracebility</text:p>
      <text:p text:style-name="P1"/>
      <text:p text:style-name="P1">Filippo</text:p>
      <text:p text:style-name="P1"><text:tab/>- Deployment</text:p>
      <text:p text:style-name="P1"><text:tab/>- Class d. interfaces</text:p>
      <text:p text:style-name="P1"><text:tab/>- UX</text:p>
      <text:p text:style-name="P1"><text:tab/>- Lat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</office:meta>
</office:document-meta>
</file>